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4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13cm" svg:height="11.684cm" svg:x="1.524cm" svg:y="2.794cm">
          <draw:text-box>
            <text:p>x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6:21:13.186527770</meta:creation-date>
    <meta:generator>Collabora_OfficeDev/6.2.10.13$Linux_X86_64 LibreOffice_project/7b3959b848e8bfc592903c5f69d16afee762cd44</meta:generator>
    <dc:date>2020-05-28T12:11:31.557752539</dc:date>
    <meta:editing-duration>PT44S</meta:editing-duration>
    <meta:editing-cycles>2</meta:editing-cycles>
    <meta:document-statistic meta:object-count="24"/>
  </office:meta>
</office:document-meta>
</file>